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FA4000054DB1A438B4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61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6.6528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8528in"/>
    </style:style>
    <style:style style:name="co9" style:family="table-column">
      <style:table-column-properties fo:break-before="auto" style:column-width="10.52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5807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13.090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3" style:family="table" style:master-page-name="Default">
      <style:table-properties table:display="true" style:writing-mode="lr-tb" tableooo:tab-color="#ff0066"/>
    </style:style>
    <style:style style:name="ta2" style:family="table" style:master-page-name="Default">
      <style:table-properties table:display="true" style:writing-mode="lr-tb" tableooo:tab-color="#33ff99"/>
    </style:style>
    <style:style style:name="ta4" style:family="table" style:master-page-name="Default">
      <style:table-properties table:display="true" style:writing-mode="lr-tb" tableooo:tab-color="#0000ff"/>
    </style:style>
    <number:text-style style:name="N100">
      <number:text-content/>
    </number:text-style>
    <style:style style:name="ce28" style:family="table-cell" style:parent-style-name="Default">
      <style:table-cell-properties fo:background-color="#ff00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font-name="Lucida Console" fo:font-size="10pt" style:font-size-asian="10pt" style:font-size-complex="10pt"/>
    </style:style>
    <style:style style:name="ce4" style:family="table-cell" style:parent-style-name="Default" style:data-style-name="N100">
      <style:table-cell-properties fo:background-color="transparent"/>
      <style:text-properties style:font-name="Lucida Console" fo:font-size="10pt" style:font-size-asian="10pt" style:font-size-complex="10pt"/>
    </style:style>
    <style:style style:name="ce5" style:family="table-cell" style:parent-style-name="Default">
      <style:table-cell-properties fo:background-color="#33ff99" fo:border="0.0346in solid #000000"/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 style:vertical-align="top"/>
      <style:text-properties style:font-name="Lucida Console" fo:font-size="10pt" style:font-size-asian="10pt" style:font-size-complex="10pt"/>
    </style:style>
    <style:style style:name="ce7" style:family="table-cell" style:parent-style-name="Default">
      <style:table-cell-properties fo:background-color="#ff0066" style:text-align-source="fix" style:repeat-content="fals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100">
      <style:table-cell-properties fo:border-bottom="none" fo:background-color="#333333" fo:border-left="0.0346in solid #000000" fo:border-right="0.0346in solid #000000" fo:border-top="0.0346in solid #000000"/>
      <style:text-properties style:font-name="Lucida Console"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fo:background-color="#dddddd" fo:border-left="0.0346in solid #000000" fo:border-right="0.0346in solid #000000" fo:border-top="none"/>
      <style:text-properties style:use-window-font-color="true" style:font-name="Lucida Console"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fo:background-color="#cccccc" fo:border-left="0.0346in solid #000000" fo:border-right="0.0346in solid #000000" fo:border-top="none"/>
      <style:text-properties style:font-name="Lucida Console" fo:font-size="10pt" style:font-size-asian="10pt" style:font-size-complex="10pt"/>
    </style:style>
    <style:style style:name="ce11" style:family="table-cell" style:parent-style-name="Default" style:data-style-name="N100">
      <style:table-cell-properties fo:border-bottom="none" fo:background-color="#b2b2b2" fo:border-left="0.0346in solid #000000" fo:border-right="0.0346in solid #000000" fo:border-top="none"/>
      <style:text-properties style:font-name="Lucida Console" fo:font-size="10pt" style:font-size-asian="10pt" style:font-size-complex="10pt"/>
    </style:style>
    <style:style style:name="ce12" style:family="table-cell" style:parent-style-name="Default" style:data-style-name="N100">
      <style:table-cell-properties fo:border-bottom="none" fo:background-color="#eeeeee" fo:border-left="0.0346in solid #000000" fo:border-right="0.0346in solid #000000" fo:border-top="none"/>
      <style:text-properties style:font-name="Lucida Console" fo:font-size="10pt" style:font-size-asian="10pt" style:font-size-complex="10pt"/>
    </style:style>
    <style:style style:name="ce13" style:family="table-cell" style:parent-style-name="Default" style:data-style-name="N100">
      <style:table-cell-properties fo:border-bottom="none" fo:background-color="#dddddd" fo:border-left="0.0346in solid #000000" fo:border-right="0.0346in solid #000000" fo:border-top="none"/>
      <style:text-properties style:font-name="Lucida Console" fo:font-size="10pt" style:font-size-asian="10pt" style:font-size-complex="10pt"/>
    </style:style>
    <style:style style:name="ce14" style:family="table-cell" style:parent-style-name="Default" style:data-style-name="N100">
      <style:table-cell-properties fo:border-bottom="0.0346in solid #000000" fo:background-color="#dddddd" fo:border-left="0.0346in solid #000000" fo:border-right="0.0346in solid #000000" fo:border-top="none"/>
      <style:text-properties style:use-window-font-color="true" style:font-name="Lucida Console" fo:font-size="10pt" style:font-size-asian="10pt" style:font-size-complex="10pt"/>
    </style:style>
    <style:style style:name="ce15" style:family="table-cell" style:parent-style-name="Default">
      <style:table-cell-properties fo:border-bottom="none" fo:wrap-option="no-wrap" fo:border-left="0.0346in solid #000000" fo:border-right="none" fo:border-top="0.0346in solid #000000" style:vertical-align="bottom"/>
      <style:text-properties style:font-name="Lucida Console" fo:font-size="10pt" style:font-size-asian="10pt" style:font-size-complex="10pt"/>
    </style:style>
    <style:style style:name="ce16" style:family="table-cell" style:parent-style-name="Default">
      <style:table-cell-properties fo:border-bottom="none" fo:wrap-option="no-wrap" fo:border-left="0.0346in solid #000000" fo:border-right="none" fo:border-top="none" style:vertical-align="bottom"/>
      <style:text-properties style:font-name="Lucida Console" fo:font-size="10pt" style:font-size-asian="10pt" style:font-size-complex="10pt"/>
    </style:style>
    <style:style style:name="ce17" style:family="table-cell" style:parent-style-name="Default">
      <style:table-cell-properties fo:border-bottom="none" fo:wrap-option="no-wrap" fo:border-left="0.0346in solid #000000" fo:border-right="none" fo:border-top="none" style:vertical-align="bottom"/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346in solid #000000" fo:wrap-option="no-wrap" fo:border-left="0.0346in solid #000000" fo:border-right="none" fo:border-top="none" style:vertical-align="bottom"/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555in solid #000000" fo:border-left="0.0555in solid #000000" fo:border-right="0.0555in solid #000000" fo:border-top="none"/>
      <style:text-properties style:font-name="Lucida Console" fo:font-size="10pt" style:font-size-asian="10pt" style:font-size-complex="10pt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33ff99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 style:data-style-name="N100">
      <style:table-cell-properties fo:background-color="#eeeeee"/>
      <style:text-properties style:font-name="Lucida Console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6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OpenScad 2021.01 Viewer  Color Scheme Creator" table:style-name="ta2" table:print="false">
        <table:table-column table:style-name="co1" table:default-cell-style-name="ce3"/>
        <table:table-column table:style-name="co5" table:default-cell-style-name="Default"/>
        <table:table-column table:style-name="co6" table:default-cell-style-name="ce3"/>
        <table:table-column table:style-name="co4" table:default-cell-style-name="ce17"/>
        <table:table-column table:style-name="co7" table:number-columns-repeated="3" table:default-cell-style-name="Default"/>
        <table:table-column table:style-name="co7" table:default-cell-style-name="ce20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table:style-name="ce4" office:value-type="string">
            <text:p>Gray Nights</text:p>
          </table:table-cell>
          <table:table-cell/>
          <table:table-cell table:style-name="ce15" office:value-type="string">
            <text:p><text:span text:style-name="T1">Color Scheme Name</text:span>, when space a hyphen must be used in the file name. <text:s/>i.e. gray-nights.jso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index</text:p>
          </table:table-cell>
          <table:table-cell table:style-name="ce3" office:value-type="string">
            <text:p>1988</text:p>
          </table:table-cell>
          <table:table-cell/>
          <table:table-cell table:style-name="ce16" office:value-type="string">
            <text:p><text:span text:style-name="T1">Color Scheme Index</text:span><text:span text:style-name="T2">, a n</text:span>umber used to identify the scheme, use not divisible by 100 numbers.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show-in-gui</text:p>
          </table:table-cell>
          <table:table-cell table:style-name="ce3" office:value-type="string">
            <text:p>true</text:p>
          </table:table-cell>
          <table:table-cell/>
          <table:table-cell table:style-name="ce16" office:value-type="string">
            <text:p><text:span text:style-name="T1">Show your color scheme</text:span>, Used to show your color scheme in the UI or to hide it and access it via the CLI with –colorscheme option. 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/>
          <table:table-cell table:style-name="ce16"/>
          <table:table-cell table:number-columns-repeated="5"/>
        </table:table-row>
        <table:table-row table:style-name="ro1">
          <table:table-cell office:value-type="string">
            <text:p>colors</text:p>
          </table:table-cell>
          <table:table-cell table:style-name="ce4"/>
          <table:table-cell/>
          <table:table-cell table:style-name="ce16" office:value-type="string">
            <text:p><text:span text:style-name="T1">Colors</text:span>, The colors you want to use in your viewer color scheme.</text:p>
          </table:table-cell>
          <table:table-cell table:number-columns-repeated="5"/>
        </table:table-row>
        <table:table-row table:style-name="ro1">
          <table:table-cell table:style-name="ce4" office:value-type="string">
            <text:p>background</text:p>
          </table:table-cell>
          <table:table-cell table:style-name="ce8"/>
          <table:table-cell office:value-type="string">
            <text:p>#333333</text:p>
          </table:table-cell>
          <table:table-cell table:style-name="ce16" office:value-type="string">
            <text:p><text:span text:style-name="T1">Background</text:span>, Color of the viewers background color</text:p>
          </table:table-cell>
          <table:table-cell table:number-columns-repeated="5"/>
        </table:table-row>
        <table:table-row table:style-name="ro1">
          <table:table-cell office:value-type="string">
            <text:p>axes-color</text:p>
          </table:table-cell>
          <table:table-cell table:style-name="ce9"/>
          <table:table-cell office:value-type="string">
            <text:p>#dddddd</text:p>
          </table:table-cell>
          <table:table-cell office:value-type="string">
            <text:p>Axes-color</text:p>
          </table:table-cell>
          <table:table-cell table:number-columns-repeated="5"/>
        </table:table-row>
        <table:table-row table:style-name="ro1">
          <table:table-cell office:value-type="string">
            <text:p>opencsg-face-front</text:p>
          </table:table-cell>
          <table:table-cell table:style-name="ce10"/>
          <table:table-cell office:value-type="string">
            <text:p>#cccccc</text:p>
          </table:table-cell>
          <table:table-cell office:value-type="string">
            <text:p>Opencsg-face-front</text:p>
          </table:table-cell>
          <table:table-cell table:number-columns-repeated="5"/>
        </table:table-row>
        <table:table-row table:style-name="ro1">
          <table:table-cell office:value-type="string">
            <text:p>opencsg-face-back</text:p>
          </table:table-cell>
          <table:table-cell table:style-name="ce11"/>
          <table:table-cell office:value-type="string">
            <text:p>#b2b2b2</text:p>
          </table:table-cell>
          <table:table-cell office:value-type="string">
            <text:p>Opencsg-face-back</text:p>
          </table:table-cell>
          <table:table-cell table:number-columns-repeated="5"/>
        </table:table-row>
        <table:table-row table:style-name="ro1">
          <table:table-cell office:value-type="string">
            <text:p>cgal-face-front</text:p>
          </table:table-cell>
          <table:table-cell table:style-name="ce10"/>
          <table:table-cell office:value-type="string">
            <text:p>#cccccc</text:p>
          </table:table-cell>
          <table:table-cell office:value-type="string">
            <text:p>Cgal-face-front</text:p>
          </table:table-cell>
          <table:table-cell table:number-columns-repeated="5"/>
        </table:table-row>
        <table:table-row table:style-name="ro1">
          <table:table-cell office:value-type="string">
            <text:p>cgal-face-back</text:p>
          </table:table-cell>
          <table:table-cell table:style-name="ce11"/>
          <table:table-cell office:value-type="string">
            <text:p>#b2b2b2</text:p>
          </table:table-cell>
          <table:table-cell office:value-type="string">
            <text:p>Cgal-face-back</text:p>
          </table:table-cell>
          <table:table-cell table:number-columns-repeated="5"/>
        </table:table-row>
        <table:table-row table:style-name="ro1">
          <table:table-cell office:value-type="string">
            <text:p>cgal-face-2d</text:p>
          </table:table-cell>
          <table:table-cell table:style-name="ce10"/>
          <table:table-cell office:value-type="string">
            <text:p>#cccccc</text:p>
          </table:table-cell>
          <table:table-cell office:value-type="string">
            <text:p>Cgal-face-2d</text:p>
          </table:table-cell>
          <table:table-cell table:number-columns-repeated="5"/>
        </table:table-row>
        <table:table-row table:style-name="ro1">
          <table:table-cell office:value-type="string">
            <text:p>cgal-edge-front</text:p>
          </table:table-cell>
          <table:table-cell table:style-name="ce12"/>
          <table:table-cell office:value-type="string">
            <text:p>#eeeeee</text:p>
          </table:table-cell>
          <table:table-cell office:value-type="string">
            <text:p>Cgal-edge-front</text:p>
          </table:table-cell>
          <table:table-cell table:number-columns-repeated="5"/>
        </table:table-row>
        <table:table-row table:style-name="ro1">
          <table:table-cell office:value-type="string">
            <text:p>cgal-edge-back</text:p>
          </table:table-cell>
          <table:table-cell table:style-name="ce13"/>
          <table:table-cell office:value-type="string">
            <text:p>#dddddd</text:p>
          </table:table-cell>
          <table:table-cell office:value-type="string">
            <text:p>Cgal-edge-back</text:p>
          </table:table-cell>
          <table:table-cell table:number-columns-repeated="5"/>
        </table:table-row>
        <table:table-row table:style-name="ro1">
          <table:table-cell office:value-type="string">
            <text:p>cgal-edge-2d</text:p>
          </table:table-cell>
          <table:table-cell table:style-name="ce12"/>
          <table:table-cell office:value-type="string">
            <text:p>#eeeeee</text:p>
          </table:table-cell>
          <table:table-cell office:value-type="string">
            <text:p>Cgal-edge-2d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crosshair</text:p>
          </table:table-cell>
          <table:table-cell table:style-name="ce14"/>
          <table:table-cell office:value-type="string">
            <text:p>#dddddd</text:p>
          </table:table-cell>
          <table:table-cell table:style-name="ce18" office:value-type="string">
            <text:p>Crosshair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5" office:value-type="string">
            <text:p>Directions</text:p>
          </table:table-cell>
          <table:table-cell table:style-name="ce5" office:value-type="string">
            <text:p>Fill Color</text:p>
          </table:table-cell>
          <table:table-cell table:style-name="ce5" office:value-type="string">
            <text:p>Copy the file</text:p>
          </table:table-cell>
          <table:table-cell table:style-name="ce5" office:value-type="string">
            <text:p>JSON File for Viewer Color Scheme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6" office:value-type="string">
            <text:p>Create a Macro using the code from sheet called “SCAD Viewer Macro Code” <text:s/></text:p>
          </table:table-cell>
          <table:table-cell table:style-name="ce6" office:value-type="string">
            <text:p>Above fill cells B6-B16 with the colors you want to use.</text:p>
          </table:table-cell>
          <table:table-cell table:style-name="ce6" office:value-type="string">
            <text:p>Copy the entire contents of Cell D 18 and create a new color scheme in C:\Program Files\OpenSCAD\color-schemes\render or in a location of your choice if you are going to use the CLI –colorscheme option.</text:p>
          </table:table-cell>
          <table:table-cell table:style-name="ce19" office:value-type="string">
            <text:p>{</text:p>
            <text:p><text:s text:c="4"/>"name" : "Gray Nights",</text:p>
            <text:p><text:s text:c="4"/>"index" : 1988,</text:p>
            <text:p><text:s text:c="4"/>"show-in-gui" : true,</text:p>
            <text:p/>
            <text:p><text:s text:c="4"/>"colors" : {</text:p>
            <text:p><text:s text:c="8"/>"background" : <text:s text:c="8"/>"#333333",</text:p>
            <text:p><text:s text:c="8"/>"axes-color" : <text:s text:c="8"/>"#dddddd",</text:p>
            <text:p><text:s text:c="8"/>"opencsg-face-front" : "#cccccc",</text:p>
            <text:p><text:s text:c="8"/>"opencsg-face-back" : <text:s/>"#b2b2b2",</text:p>
            <text:p><text:s text:c="8"/>"cgal-face-front" : <text:s text:c="3"/>"#cccccc",</text:p>
            <text:p><text:s text:c="8"/>"cgal-face-back" : <text:s text:c="4"/>"#b2b2b2",</text:p>
            <text:p><text:s text:c="8"/>"cgal-face-2d" : <text:s text:c="6"/>"#cccccc",</text:p>
            <text:p><text:s text:c="8"/>"cgal-edge-front" : <text:s text:c="3"/>"#eeeeee",</text:p>
            <text:p><text:s text:c="8"/>"cgal-edge-back" : <text:s text:c="4"/>"#dddddd",</text:p>
            <text:p><text:s text:c="8"/>"cgal-edge-2d" : <text:s text:c="6"/>"#eeeeee",</text:p>
            <text:p><text:s text:c="8"/>"crosshair" : <text:s text:c="9"/>"#dddddd"</text:p>
            <text:p><text:s text:c="4"/>}</text:p>
            <text:p>}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21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>
            <text:p>WORK IN PROGRESS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</table:table>
      <table:table table:name="SCAD Viewer Macro Code" table:style-name="ta2" table:print="false"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2"/>
        </table:table-row>
        <table:table-row table:style-name="ro4">
          <table:table-cell table:style-name="ce22" office:value-type="string">
            <text:p>Directions</text:p>
          </table:table-cell>
          <table:table-cell table:style-name="ce22" office:value-type="string">
            <text:p>Code for Viewer Color Scheme</text:p>
          </table:table-cell>
        </table:table-row>
        <table:table-row table:style-name="ro5">
          <table:table-cell table:style-name="ce23" office:value-type="string">
            <text:p>Open the Macro Editor using ALT+F11 and create a new macro</text:p>
            <text:p>Edit the new macro and paste the code from cell B3 into it and save.</text:p>
            <text:p>You can create a custom button, or open the macro menu and play the macro after editing your colors on sheet “OpenScad 2021.01 Viewer <text:s/>Color Scheme Creator”</text:p>
          </table:table-cell>
          <table:table-cell table:style-name="ce24" office:value-type="string">
            <text:p>Sub ReadColorsAndExportJson()</text:p>
            <text:p><text:s text:c="4"/>Dim oDoc As Object</text:p>
            <text:p><text:s text:c="4"/>Dim oSheet As Object</text:p>
            <text:p><text:s text:c="4"/>Dim row As Long</text:p>
            <text:p><text:s text:c="4"/>Dim key As String</text:p>
            <text:p><text:s text:c="4"/>Dim value As String</text:p>
            <text:p><text:s text:c="4"/>Dim nColor As Long</text:p>
            <text:p><text:s text:c="4"/>Dim Red As Integer, Green As Integer, Blue As Integer</text:p>
            <text:p><text:s text:c="4"/>Dim hexValue As String</text:p>
            <text:p><text:s text:c="4"/>Dim json As String</text:p>
            <text:p><text:s text:c="4"/>Dim firstColor As Boolean</text:p>
            <text:p><text:s text:c="4"/>Dim newline As String</text:p>
            <text:p><text:s text:c="4"/>Dim maxKeyLen As Integer</text:p>
            <text:p><text:s text:c="4"/>Dim padSpace As Integer</text:p>
            <text:p><text:s text:c="4"/>Dim paddedSpace As String</text:p>
            <text:p><text:s text:c="4"/>Dim oCell As Object</text:p>
            <text:p><text:s text:c="4"/>Dim oCellRange As Object</text:p>
            <text:p><text:s text:c="4"/></text:p>
            <text:p><text:s text:c="4"/>newline = Chr(10) ' Actual line break</text:p>
            <text:p><text:s text:c="4"/>oDoc = ThisComponent</text:p>
            <text:p><text:s text:c="4"/>oSheet = oDoc.Sheets(0)</text:p>
            <text:p><text:s text:c="4"/></text:p>
            <text:p><text:s text:c="4"/>' Read top-level fields</text:p>
            <text:p><text:s text:c="4"/>Dim nameValue As String</text:p>
            <text:p><text:s text:c="4"/>Dim indexValue As String</text:p>
            <text:p><text:s text:c="4"/>Dim showInGuiValue As String</text:p>
            <text:p><text:s text:c="4"/></text:p>
            <text:p><text:s text:c="4"/>nameValue = oSheet.getCellByPosition(1, 0).String ' B1</text:p>
            <text:p><text:s text:c="4"/>indexValue = oSheet.getCellByPosition(1, 1).String ' B2</text:p>
            <text:p><text:s text:c="4"/>showInGuiValue = oSheet.getCellByPosition(1, 2).String ' B3</text:p>
            <text:p><text:s text:c="4"/></text:p>
            <text:p><text:s text:c="4"/>' Calculate max key length for padding (rows 5–15 only)</text:p>
            <text:p><text:s text:c="4"/>maxKeyLen = 0</text:p>
            <text:p><text:s text:c="4"/>For row = 5 To 15</text:p>
            <text:p><text:s text:c="8"/>If Len(oSheet.getCellByPosition(0, row).String) &gt; maxKeyLen Then</text:p>
            <text:p><text:s text:c="12"/>maxKeyLen = Len(oSheet.getCellByPosition(0, row).String)</text:p>
            <text:p><text:s text:c="8"/>End If</text:p>
            <text:p><text:s text:c="4"/>Next row</text:p>
            <text:p><text:s text:c="4"/></text:p>
            <text:p><text:s text:c="4"/>' Start building JSON</text:p>
            <text:p><text:s text:c="4"/>json = "{" &amp; newline</text:p>
            <text:p><text:s text:c="4"/>json = json &amp; " <text:s text:c="3"/>""name"" : """ &amp; nameValue &amp; """," &amp; newline</text:p>
            <text:p><text:s text:c="4"/>json = json &amp; " <text:s text:c="3"/>""index"" : " &amp; indexValue &amp; "," &amp; newline</text:p>
            <text:p><text:s text:c="4"/>json = json &amp; " <text:s text:c="3"/>""show-in-gui"" : " &amp; LCase(showInGuiValue) &amp; "," &amp; newline &amp; newline</text:p>
            <text:p><text:s text:c="4"/>json = json &amp; " <text:s text:c="3"/>""colors"" : {" &amp; newline</text:p>
            <text:p><text:s text:c="4"/></text:p>
            <text:p><text:s text:c="4"/>firstColor = True</text:p>
            <text:p><text:s text:c="4"/></text:p>
            <text:p><text:s text:c="4"/>' Loop over fixed range: A6:B16 (row index 5 to 15)</text:p>
            <text:p><text:s text:c="4"/>For row = 5 To 15</text:p>
            <text:p><text:s text:c="8"/>key = oSheet.getCellByPosition(0, row).String</text:p>
            <text:p><text:s text:c="8"/></text:p>
            <text:p><text:s text:c="8"/>' Read background color from column B</text:p>
            <text:p><text:s text:c="8"/>nColor = oSheet.getCellByPosition(1, row).CellBackColor</text:p>
            <text:p><text:s text:c="8"/></text:p>
            <text:p><text:s text:c="8"/>' Convert to lowercase hex or use existing if no color set</text:p>
            <text:p><text:s text:c="8"/>If nColor = -1 Then</text:p>
            <text:p><text:s text:c="12"/>hexValue = LCase(oSheet.getCellByPosition(1, row).String)</text:p>
            <text:p><text:s text:c="8"/>Else</text:p>
            <text:p><text:s text:c="12"/>Red = nColor Mod 256</text:p>
            <text:p><text:s text:c="12"/>Green = (nColor \ 256) Mod 256</text:p>
            <text:p><text:s text:c="12"/>Blue = (nColor \ 65536) Mod 256</text:p>
            <text:p><text:s text:c="12"/>hexValue = LCase("#" &amp; Right("0" &amp; Hex(Red),2) &amp; Right("0" &amp; Hex(Green),2) &amp; Right("0" &amp; Hex(Blue),2))</text:p>
            <text:p><text:s text:c="8"/>End If</text:p>
            <text:p><text:s text:c="8"/></text:p>
            <text:p><text:s text:c="8"/>' Write hex value into column C</text:p>
            <text:p><text:s text:c="8"/>oSheet.getCellByPosition(2, row).String = hexValue</text:p>
            <text:p><text:s text:c="8"/></text:p>
            <text:p><text:s text:c="8"/>' Calculate padding after colon</text:p>
            <text:p><text:s text:c="8"/>padSpace = maxKeyLen - Len(key) + 1 ' +1 space after colon</text:p>
            <text:p><text:s text:c="8"/>paddedSpace = Space(padSpace)</text:p>
            <text:p><text:s text:c="8"/></text:p>
            <text:p><text:s text:c="8"/>' Add comma if not first</text:p>
            <text:p><text:s text:c="8"/>If firstColor Then</text:p>
            <text:p><text:s text:c="12"/>firstColor = False</text:p>
            <text:p><text:s text:c="8"/>Else</text:p>
            <text:p><text:s text:c="12"/>json = json &amp; "," &amp; newline</text:p>
            <text:p><text:s text:c="8"/>End If</text:p>
            <text:p><text:s text:c="8"/></text:p>
            <text:p><text:s text:c="8"/>json = json &amp; " <text:s text:c="7"/>""" &amp; key &amp; """ :" &amp; paddedSpace &amp; """" &amp; hexValue &amp; """"</text:p>
            <text:p><text:s text:c="4"/>Next row</text:p>
            <text:p><text:s text:c="4"/></text:p>
            <text:p><text:s text:c="4"/>json = json &amp; newline &amp; " <text:s text:c="3"/>}" &amp; newline</text:p>
            <text:p><text:s text:c="4"/>json = json &amp; "}"</text:p>
            <text:p><text:s text:c="4"/></text:p>
            <text:p><text:s text:c="4"/>' Write JSON string to D18</text:p>
            <text:p><text:s text:c="4"/>oCell = oSheet.getCellByPosition(3, 17) ' D18</text:p>
            <text:p><text:s text:c="4"/>oCell.String = json</text:p>
            <text:p><text:s text:c="4"/></text:p>
            <text:p><text:s text:c="4"/>' Set font to Lucida Console</text:p>
            <text:p><text:s text:c="4"/>oCellRange = oSheet.getCellRangeByName("D18")</text:p>
            <text:p><text:s text:c="4"/>oCellRange.CharFontName = "Lucida Console"</text:p>
            <text:p><text:s text:c="4"/></text:p>
            <text:p><text:s text:c="4"/>' Optional debug dialog</text:p>
            <text:p><text:s text:c="4"/>' MsgBox json</text:p>
            <text:p>End Sub</text:p>
            <text:p/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5" office:value-type="string">
            <text:p>Code for Editor Color Scheme</text:p>
          </table:table-cell>
        </table:table-row>
        <table:table-row table:style-name="ro4">
          <table:table-cell/>
          <table:table-cell table:style-name="ce26" office:value-type="string">
            <text:p>PENDING</text:p>
          </table:table-cell>
        </table:table-row>
      </table:table>
      <table:table table:name="NOTES" table:style-name="ta4" table:print="false">
        <table:table-column table:style-name="co7" table:default-cell-style-name="Default"/>
        <table:table-row table:style-name="ro1">
          <table:table-cell/>
        </table:table-row>
        <table:table-row table:style-name="ro6">
          <table:table-cell office:value-type="string">
            <text:p><text:span text:style-name="T3">Originally obtained the ideas from Reddit conversation </text:span><text:a xlink:href="https://www.reddit.com/r/openscad/comments/1hnl3nk/working_on_a_creating_color_schemes_for_openscad/#:~:text=The%20index%20is%20what%20openscad%20uses%20to,etc.)%20so%20I%20typically%20use%20numbers%20between%20">https://www.reddit.com/r/openscad/comments/1hnl3nk/working_on_a_creating_color_schemes_for_openscad/#:~:text=The%20index%20is%20what%20openscad%20uses%20to,etc.)%20so%20I%20typically%20use%20numbers%20between</text:a></text:p>
          </table:table-cell>
        </table:table-row>
        <table:table-row table:style-name="ro4">
          <table:table-cell table:style-name="ce27" office:value-type="string">
            <text:p>EAXMPLE:</text:p>
            <draw:frame table:end-cell-address="NOTES.J40" table:end-x="0.7854in" table:end-y="0.0299in" draw:z-index="0" draw:name="Graphics 1" draw:style-name="gr1" draw:text-style-name="P1" svg:width="8.7866in" svg:height="6.4386in" svg:x="0in" svg:y="0.2035in">
              <draw:image xlink:href="Pictures/2000000700007FA4000054DB1A438B42.svm" xlink:type="simple" xlink:show="embed" xlink:actuate="onLoad">
                <text:p/>
              </draw:image>
            </draw:frame>
          </table:table-cell>
        </table:table-row>
      </table:table>
      <table:table table:name="OpenScad 2021.01 Editor Color Scheme Creator" table:style-name="ta3" table:print="false"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9" office:value-type="string">
            <text:p>PEND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6">05/06/2025</text:date>, <text:time>19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 A</meta:initial-creator>
    <meta:creation-date>2025-05-05T17:46:38.05</meta:creation-date>
    <dc:date>2025-05-06T19:34:42.05</dc:date>
    <dc:creator>N A</dc:creator>
    <meta:editing-duration>PT2H50M32S</meta:editing-duration>
    <meta:editing-cycles>27</meta:editing-cycles>
    <meta:generator>OpenOffice/4.1.15$Win32 OpenOffice.org_project/4115m2$Build-9813</meta:generator>
    <meta:document-statistic meta:table-count="4" meta:cell-count="62" meta:object-count="1"/>
  </office:meta>
</office:document-meta>
</file>